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/>
          <table:table-cell office:value-type="float" office:value="2278085005.56846" calcext:value-type="float">
            <text:p>2278085005.56846</text:p>
          </table:table-cell>
          <table:table-cell office:value-type="float" office:value="1.1258916200101E+015" calcext:value-type="float">
            <text:p>1.1258916200101E+015</text:p>
          </table:table-cell>
          <table:table-cell office:value-type="float" office:value="1.12589133339947E+015" calcext:value-type="float">
            <text:p>1.12589133339947E+015</text:p>
          </table:table-cell>
          <table:table-cell office:value-type="float" office:value="278504365.045643" calcext:value-type="float">
            <text:p>278504365.045643</text:p>
          </table:table-cell>
          <table:table-cell office:value-type="float" office:value="268116279.19917" calcext:value-type="float">
            <text:p>268116279.19917</text:p>
          </table:table-cell>
          <table:table-cell table:formula="of:=1054315.04149378" office:value-type="float" office:value="1054315.04149378" calcext:value-type="float">
            <text:p>1054315.04149378</text:p>
          </table:table-cell>
          <table:table-cell office:value-type="float" office:value="32.4564315352697" calcext:value-type="float">
            <text:p>32.456431535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1.12589132219877E+015" calcext:value-type="float">
            <text:p>1.12589132219877E+015</text:p>
          </table:table-cell>
          <table:table-cell office:value-type="float" office:value="17.7692082365145" calcext:value-type="float">
            <text:p>17.7692082365</text:p>
          </table:table-cell>
          <table:table-cell office:value-type="float" office:value="17.1064238962656" calcext:value-type="float">
            <text:p>17.1064238963</text:p>
          </table:table-cell>
          <table:table-cell office:value-type="float" office:value="0.0672632116182572" calcext:value-type="float">
            <text:p>0.0672632116</text:p>
          </table:table-cell>
          <table:table-cell office:value-type="float" office:value="1.03867219917013" calcext:value-type="float">
            <text:p>1.0386721992</text:p>
          </table:table-cell>
          <table:table-cell office:value-type="float" office:value="1875.22809128631" calcext:value-type="float">
            <text:p>1875.2280912863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/>
          <table:table-cell office:value-type="float" office:value="2191964321.18533" calcext:value-type="float">
            <text:p>2191964321.18533</text:p>
          </table:table-cell>
          <table:table-cell office:value-type="float" office:value="1.12589159548382E+015" calcext:value-type="float">
            <text:p>1.12589159548382E+015</text:p>
          </table:table-cell>
          <table:table-cell office:value-type="float" office:value="1125891333069607" calcext:value-type="float">
            <text:p>1125891333069607</text:p>
          </table:table-cell>
          <table:table-cell office:value-type="float" office:value="283117090.972973" calcext:value-type="float">
            <text:p>283117090.972973</text:p>
          </table:table-cell>
          <table:table-cell office:value-type="float" office:value="274449128.830116" calcext:value-type="float">
            <text:p>274449128.830116</text:p>
          </table:table-cell>
          <table:table-cell office:value-type="float" office:value="1321085.44787645" calcext:value-type="float">
            <text:p>1321085.44787645</text:p>
          </table:table-cell>
          <table:table-cell office:value-type="float" office:value="32.0888030888031" calcext:value-type="float">
            <text:p>32.088803088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1.12589132053554E+015" calcext:value-type="float">
            <text:p>1.12589132053554E+015</text:p>
          </table:table-cell>
          <table:table-cell office:value-type="float" office:value="18.0628634478765" calcext:value-type="float">
            <text:p>18.0628634479</text:p>
          </table:table-cell>
          <table:table-cell office:value-type="float" office:value="17.5098462316602" calcext:value-type="float">
            <text:p>17.5098462317</text:p>
          </table:table-cell>
          <table:table-cell office:value-type="float" office:value="0.0842825366795366" calcext:value-type="float">
            <text:p>0.0842825367</text:p>
          </table:table-cell>
          <table:table-cell office:value-type="float" office:value="1.03181467181467" calcext:value-type="float">
            <text:p>1.0318146718</text:p>
          </table:table-cell>
          <table:table-cell office:value-type="float" office:value="2499.82208494209" calcext:value-type="float">
            <text:p>2499.8220849421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/>
          <table:table-cell office:value-type="float" office:value="17624252890.2552" calcext:value-type="float">
            <text:p>17624252890.2552</text:p>
          </table:table-cell>
          <table:table-cell office:value-type="float" office:value="1.12589156858881E+015" calcext:value-type="float">
            <text:p>1.12589156858881E+015</text:p>
          </table:table-cell>
          <table:table-cell office:value-type="float" office:value="1.12589133402271E+015" calcext:value-type="float">
            <text:p>1.12589133402271E+015</text:p>
          </table:table-cell>
          <table:table-cell office:value-type="float" office:value="392180513.623431" calcext:value-type="float">
            <text:p>392180513.623431</text:p>
          </table:table-cell>
          <table:table-cell office:value-type="float" office:value="517953004.029289" calcext:value-type="float">
            <text:p>517953004.029289</text:p>
          </table:table-cell>
          <table:table-cell office:value-type="float" office:value="137008.460251046" calcext:value-type="float">
            <text:p>137008.460251046</text:p>
          </table:table-cell>
          <table:table-cell office:value-type="float" office:value="34.2384937238494" calcext:value-type="float">
            <text:p>34.23849372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154225941422594" calcext:value-type="float">
            <text:p>1.54225941422594E-05</text:p>
          </table:table-cell>
          <table:table-cell office:value-type="float" office:value="1.12589132111989E+015" calcext:value-type="float">
            <text:p>1.12589132111989E+015</text:p>
          </table:table-cell>
          <table:table-cell office:value-type="float" office:value="25.0201081213389" calcext:value-type="float">
            <text:p>25.0201081213</text:p>
          </table:table-cell>
          <table:table-cell office:value-type="float" office:value="33.044068376569" calcext:value-type="float">
            <text:p>33.0440683766</text:p>
          </table:table-cell>
          <table:table-cell office:value-type="float" office:value="0.00874105020920502" calcext:value-type="float">
            <text:p>0.0087410502</text:p>
          </table:table-cell>
          <table:table-cell office:value-type="float" office:value="0.759414225941421" calcext:value-type="float">
            <text:p>0.7594142259</text:p>
          </table:table-cell>
          <table:table-cell office:value-type="float" office:value="10928.0778661088" calcext:value-type="float">
            <text:p>10928.0778661088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/>
          <table:table-cell office:value-type="float" office:value="16162554947.8089" calcext:value-type="float">
            <text:p>16162554947.8089</text:p>
          </table:table-cell>
          <table:table-cell office:value-type="float" office:value="1125891753811377" calcext:value-type="float">
            <text:p>1125891753811377</text:p>
          </table:table-cell>
          <table:table-cell office:value-type="float" office:value="1.12589133414935E+015" calcext:value-type="float">
            <text:p>1.12589133414935E+015</text:p>
          </table:table-cell>
          <table:table-cell office:value-type="float" office:value="2041036388.12602" calcext:value-type="float">
            <text:p>2041036388.12602</text:p>
          </table:table-cell>
          <table:table-cell office:value-type="float" office:value="7842477.41869919" calcext:value-type="float">
            <text:p>7842477.41869919</text:p>
          </table:table-cell>
          <table:table-cell office:value-type="float" office:value="4653730.44308943" calcext:value-type="float">
            <text:p>4653730.44308943</text:p>
          </table:table-cell>
          <table:table-cell office:value-type="float" office:value="1144207222171.48" calcext:value-type="float">
            <text:p>1144207222171.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140243902439025" calcext:value-type="float">
            <text:p>1.40243902439025E-05</text:p>
          </table:table-cell>
          <table:table-cell office:value-type="float" office:value="1.12589132290964E+015" calcext:value-type="float">
            <text:p>1.12589132290964E+015</text:p>
          </table:table-cell>
          <table:table-cell office:value-type="float" office:value="130.212062361789" calcext:value-type="float">
            <text:p>130.2120623618</text:p>
          </table:table-cell>
          <table:table-cell office:value-type="float" office:value="0.50032706097561" calcext:value-type="float">
            <text:p>0.500327061</text:p>
          </table:table-cell>
          <table:table-cell office:value-type="float" office:value="0.296894321138211" calcext:value-type="float">
            <text:p>0.2968943211</text:p>
          </table:table-cell>
          <table:table-cell office:value-type="float" office:value="260.346788617886" calcext:value-type="float">
            <text:p>260.3467886179</text:p>
          </table:table-cell>
          <table:table-cell office:value-type="float" office:value="1.68532520325203" calcext:value-type="float">
            <text:p>1.6853252033</text:p>
          </table:table-cell>
        </table:table-row>
        <table:table-row table:style-name="ro1">
          <table:table-cell office:value-type="string" calcext:value-type="string">
            <text:p>durbin</text:p>
          </table:table-cell>
          <table:table-cell/>
          <table:table-cell office:value-type="float" office:value="371067456.95102" calcext:value-type="float">
            <text:p>371067456.95102</text:p>
          </table:table-cell>
          <table:table-cell office:value-type="float" office:value="1.12589181319519E+015" calcext:value-type="float">
            <text:p>1.12589181319519E+015</text:p>
          </table:table-cell>
          <table:table-cell office:value-type="float" office:value="1.12589132835268E+015" calcext:value-type="float">
            <text:p>1.12589132835268E+015</text:p>
          </table:table-cell>
          <table:table-cell office:value-type="float" office:value="94354931.6897959" calcext:value-type="float">
            <text:p>94354931.6897959</text:p>
          </table:table-cell>
          <table:table-cell office:value-type="float" office:value="70984847.1265306" calcext:value-type="float">
            <text:p>70984847.1265306</text:p>
          </table:table-cell>
          <table:table-cell office:value-type="float" office:value="7746045.74693878" calcext:value-type="float">
            <text:p>7746045.74693878</text:p>
          </table:table-cell>
          <table:table-cell office:value-type="float" office:value="1148877455713.97" calcext:value-type="float">
            <text:p>1148877455713.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5891316908032" calcext:value-type="float">
            <text:p>1125891316908032</text:p>
          </table:table-cell>
          <table:table-cell office:value-type="float" office:value="6.0150866122449" calcext:value-type="float">
            <text:p>6.0150866122</text:p>
          </table:table-cell>
          <table:table-cell office:value-type="float" office:value="4.52525333469388" calcext:value-type="float">
            <text:p>4.5252533347</text:p>
          </table:table-cell>
          <table:table-cell office:value-type="float" office:value="0.493804767346939" calcext:value-type="float">
            <text:p>0.4938047673</text:p>
          </table:table-cell>
          <table:table-cell office:value-type="float" office:value="1.32987755102041" calcext:value-type="float">
            <text:p>1.329877551</text:p>
          </table:table-cell>
          <table:table-cell office:value-type="float" office:value="9.88897959183674" calcext:value-type="float">
            <text:p>9.8889795918</text:p>
          </table:table-cell>
        </table:table-row>
        <table:table-row table:style-name="ro1">
          <table:table-cell office:value-type="string" calcext:value-type="string">
            <text:p>ep.A</text:p>
          </table:table-cell>
          <table:table-cell/>
          <table:table-cell office:value-type="float" office:value="6715755279.03644" calcext:value-type="float">
            <text:p>6715755279.03644</text:p>
          </table:table-cell>
          <table:table-cell office:value-type="float" office:value="1.12589154451824E+015" calcext:value-type="float">
            <text:p>1.12589154451824E+015</text:p>
          </table:table-cell>
          <table:table-cell office:value-type="float" office:value="1125891332480695" calcext:value-type="float">
            <text:p>1125891332480695</text:p>
          </table:table-cell>
          <table:table-cell office:value-type="float" office:value="15865376.4615385" calcext:value-type="float">
            <text:p>15865376.4615385</text:p>
          </table:table-cell>
          <table:table-cell office:value-type="float" office:value="16865494.0404858" calcext:value-type="float">
            <text:p>16865494.0404858</text:p>
          </table:table-cell>
          <table:table-cell office:value-type="float" office:value="14145.5344129555" calcext:value-type="float">
            <text:p>14145.5344129555</text:p>
          </table:table-cell>
          <table:table-cell office:value-type="float" office:value="29.9271255060729" calcext:value-type="float">
            <text:p>29.927125506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599595141700404" calcext:value-type="float">
            <text:p>0.000005996</text:p>
          </table:table-cell>
          <table:table-cell office:value-type="float" office:value="1.12589132125516E+015" calcext:value-type="float">
            <text:p>1.12589132125516E+015</text:p>
          </table:table-cell>
          <table:table-cell office:value-type="float" office:value="1.01217866801619" calcext:value-type="float">
            <text:p>1.012178668</text:p>
          </table:table-cell>
          <table:table-cell office:value-type="float" office:value="1.07598356680162" calcext:value-type="float">
            <text:p>1.0759835668</text:p>
          </table:table-cell>
          <table:table-cell office:value-type="float" office:value="0.000902481781376518" calcext:value-type="float">
            <text:p>0.0009024818</text:p>
          </table:table-cell>
          <table:table-cell office:value-type="float" office:value="0.941093117408906" calcext:value-type="float">
            <text:p>0.9410931174</text:p>
          </table:table-cell>
          <table:table-cell office:value-type="float" office:value="109283.332753037" calcext:value-type="float">
            <text:p>109283.332753037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/>
          <table:table-cell office:value-type="float" office:value="9179753174.66805" calcext:value-type="float">
            <text:p>9179753174.66805</text:p>
          </table:table-cell>
          <table:table-cell office:value-type="float" office:value="1.12472378639243E+015" calcext:value-type="float">
            <text:p>1.12472378639243E+015</text:p>
          </table:table-cell>
          <table:table-cell office:value-type="float" office:value="1.12472339499249E+015" calcext:value-type="float">
            <text:p>1.12472339499249E+015</text:p>
          </table:table-cell>
          <table:table-cell office:value-type="float" office:value="415755260.692946" calcext:value-type="float">
            <text:p>415755260.692946</text:p>
          </table:table-cell>
          <table:table-cell office:value-type="float" office:value="74551242.0207469" calcext:value-type="float">
            <text:p>74551242.0207469</text:p>
          </table:table-cell>
          <table:table-cell office:value-type="float" office:value="40458060.3443983" calcext:value-type="float">
            <text:p>40458060.3443983</text:p>
          </table:table-cell>
          <table:table-cell office:value-type="float" office:value="28.0954356846473" calcext:value-type="float">
            <text:p>28.09543568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829460580912864" calcext:value-type="float">
            <text:p>8.29460580912864E-06</text:p>
          </table:table-cell>
          <table:table-cell office:value-type="float" office:value="1.12472338236344E+015" calcext:value-type="float">
            <text:p>1.12472338236344E+015</text:p>
          </table:table-cell>
          <table:table-cell office:value-type="float" office:value="26.5153070871369" calcext:value-type="float">
            <text:p>26.5153070871</text:p>
          </table:table-cell>
          <table:table-cell office:value-type="float" office:value="4.75458052697095" calcext:value-type="float">
            <text:p>4.754580527</text:p>
          </table:table-cell>
          <table:table-cell office:value-type="float" office:value="2.5802640912863" calcext:value-type="float">
            <text:p>2.5802640913</text:p>
          </table:table-cell>
          <table:table-cell office:value-type="float" office:value="5.47821576763486" calcext:value-type="float">
            <text:p>5.4782157676</text:p>
          </table:table-cell>
          <table:table-cell office:value-type="float" office:value="1.900622406639" calcext:value-type="float">
            <text:p>1.9006224066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/>
          <table:table-cell office:value-type="float" office:value="2344140814.71774" calcext:value-type="float">
            <text:p>2344140814.71774</text:p>
          </table:table-cell>
          <table:table-cell office:value-type="float" office:value="1.1258915872388E+015" calcext:value-type="float">
            <text:p>1.1258915872388E+015</text:p>
          </table:table-cell>
          <table:table-cell office:value-type="float" office:value="1.12589133292891E+015" calcext:value-type="float">
            <text:p>1.12589133292891E+015</text:p>
          </table:table-cell>
          <table:table-cell office:value-type="float" office:value="272986535.979839" calcext:value-type="float">
            <text:p>272986535.979839</text:p>
          </table:table-cell>
          <table:table-cell office:value-type="float" office:value="260350089.794355" calcext:value-type="float">
            <text:p>260350089.794355</text:p>
          </table:table-cell>
          <table:table-cell office:value-type="float" office:value="7413474.58064516" calcext:value-type="float">
            <text:p>7413474.58064516</text:p>
          </table:table-cell>
          <table:table-cell office:value-type="float" office:value="32.9677419354839" calcext:value-type="float">
            <text:p>32.967741935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1.12589131907283E+015" calcext:value-type="float">
            <text:p>1.12589131907283E+015</text:p>
          </table:table-cell>
          <table:table-cell office:value-type="float" office:value="17.4167014637097" calcext:value-type="float">
            <text:p>17.4167014637</text:p>
          </table:table-cell>
          <table:table-cell office:value-type="float" office:value="16.610485983871" calcext:value-type="float">
            <text:p>16.6104859839</text:p>
          </table:table-cell>
          <table:table-cell office:value-type="float" office:value="0.472980528225807" calcext:value-type="float">
            <text:p>0.4729805282</text:p>
          </table:table-cell>
          <table:table-cell office:value-type="float" office:value="1.04854838709677" calcext:value-type="float">
            <text:p>1.0485483871</text:p>
          </table:table-cell>
          <table:table-cell office:value-type="float" office:value="222.557137096774" calcext:value-type="float">
            <text:p>222.5571370968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/>
          <table:table-cell office:value-type="float" office:value="2936225213.61667" calcext:value-type="float">
            <text:p>2936225213.61667</text:p>
          </table:table-cell>
          <table:table-cell office:value-type="float" office:value="1.12589178164541E+015" calcext:value-type="float">
            <text:p>1.12589178164541E+015</text:p>
          </table:table-cell>
          <table:table-cell office:value-type="float" office:value="1.12589133400256E+015" calcext:value-type="float">
            <text:p>1.12589133400256E+015</text:p>
          </table:table-cell>
          <table:table-cell office:value-type="float" office:value="268504876.6875" calcext:value-type="float">
            <text:p>268504876.6875</text:p>
          </table:table-cell>
          <table:table-cell office:value-type="float" office:value="205494966.683333" calcext:value-type="float">
            <text:p>205494966.683333</text:p>
          </table:table-cell>
          <table:table-cell office:value-type="float" office:value="45574445.55" calcext:value-type="float">
            <text:p>45574445.55</text:p>
          </table:table-cell>
          <table:table-cell office:value-type="float" office:value="27.0416666666667" calcext:value-type="float">
            <text:p>27.041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288333333333333" calcext:value-type="float">
            <text:p>2.88333333333333E-06</text:p>
          </table:table-cell>
          <table:table-cell office:value-type="float" office:value="1.12589132138196E+015" calcext:value-type="float">
            <text:p>1.12589132138196E+015</text:p>
          </table:table-cell>
          <table:table-cell office:value-type="float" office:value="17.125908675" calcext:value-type="float">
            <text:p>17.125908675</text:p>
          </table:table-cell>
          <table:table-cell office:value-type="float" office:value="13.1069470083333" calcext:value-type="float">
            <text:p>13.1069470083</text:p>
          </table:table-cell>
          <table:table-cell office:value-type="float" office:value="2.906858475" calcext:value-type="float">
            <text:p>2.906858475</text:p>
          </table:table-cell>
          <table:table-cell office:value-type="float" office:value="1.30870833333333" calcext:value-type="float">
            <text:p>1.3087083333</text:p>
          </table:table-cell>
          <table:table-cell office:value-type="float" office:value="4.5125" calcext:value-type="float">
            <text:p>4.5125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/>
          <table:table-cell office:value-type="float" office:value="2635915560.18033" calcext:value-type="float">
            <text:p>2635915560.18033</text:p>
          </table:table-cell>
          <table:table-cell office:value-type="float" office:value="1.12589183184073E+015" calcext:value-type="float">
            <text:p>1.12589183184073E+015</text:p>
          </table:table-cell>
          <table:table-cell office:value-type="float" office:value="1.12589132883727E+015" calcext:value-type="float">
            <text:p>1.12589132883727E+015</text:p>
          </table:table-cell>
          <table:table-cell office:value-type="float" office:value="93972402.6680328" calcext:value-type="float">
            <text:p>93972402.6680328</text:p>
          </table:table-cell>
          <table:table-cell office:value-type="float" office:value="74467002.0737705" calcext:value-type="float">
            <text:p>74467002.0737705</text:p>
          </table:table-cell>
          <table:table-cell office:value-type="float" office:value="70924254.7540984" calcext:value-type="float">
            <text:p>70924254.7540984</text:p>
          </table:table-cell>
          <table:table-cell office:value-type="float" office:value="16.5450819672131" calcext:value-type="float">
            <text:p>16.545081967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1125891316908032" calcext:value-type="float">
            <text:p>1125891316908032</text:p>
          </table:table-cell>
          <table:table-cell office:value-type="float" office:value="5.9937429795082" calcext:value-type="float">
            <text:p>5.9937429795</text:p>
          </table:table-cell>
          <table:table-cell office:value-type="float" office:value="4.74965082786885" calcext:value-type="float">
            <text:p>4.7496508279</text:p>
          </table:table-cell>
          <table:table-cell office:value-type="float" office:value="4.52368725409836" calcext:value-type="float">
            <text:p>4.5236872541</text:p>
          </table:table-cell>
          <table:table-cell office:value-type="float" office:value="1.26188524590164" calcext:value-type="float">
            <text:p>1.261885245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/>
          <table:table-cell office:value-type="float" office:value="557581096.255144" calcext:value-type="float">
            <text:p>557581096.255144</text:p>
          </table:table-cell>
          <table:table-cell office:value-type="float" office:value="1.07608384701647E+015" calcext:value-type="float">
            <text:p>1.07608384701647E+015</text:p>
          </table:table-cell>
          <table:table-cell office:value-type="float" office:value="1.12473300462534E+015" calcext:value-type="float">
            <text:p>1.12473300462534E+015</text:p>
          </table:table-cell>
          <table:table-cell office:value-type="float" office:value="147842833.662551" calcext:value-type="float">
            <text:p>147842833.662551</text:p>
          </table:table-cell>
          <table:table-cell office:value-type="float" office:value="146024273.209877" calcext:value-type="float">
            <text:p>146024273.209877</text:p>
          </table:table-cell>
          <table:table-cell office:value-type="float" office:value="34590.2181069959" calcext:value-type="float">
            <text:p>34590.2181069959</text:p>
          </table:table-cell>
          <table:table-cell office:value-type="float" office:value="25.4814814814815" calcext:value-type="float">
            <text:p>25.481481481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05679012345679" calcext:value-type="float">
            <text:p>5.679012345679E-07</text:p>
          </table:table-cell>
          <table:table-cell office:value-type="float" office:value="1124732992784089" calcext:value-type="float">
            <text:p>1124732992784089</text:p>
          </table:table-cell>
          <table:table-cell office:value-type="float" office:value="9.42801409876543" calcext:value-type="float">
            <text:p>9.4280140988</text:p>
          </table:table-cell>
          <table:table-cell office:value-type="float" office:value="9.3120439218107" calcext:value-type="float">
            <text:p>9.3120439218</text:p>
          </table:table-cell>
          <table:table-cell office:value-type="float" office:value="0.00220579012345679" calcext:value-type="float">
            <text:p>0.0022057901</text:p>
          </table:table-cell>
          <table:table-cell office:value-type="float" office:value="1.01049382716049" calcext:value-type="float">
            <text:p>1.0104938272</text:p>
          </table:table-cell>
          <table:table-cell office:value-type="float" office:value="337025.405720165" calcext:value-type="float">
            <text:p>337025.405720165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/>
          <table:table-cell office:value-type="float" office:value="4984343134.53815" calcext:value-type="float">
            <text:p>4984343134.53815</text:p>
          </table:table-cell>
          <table:table-cell office:value-type="float" office:value="1125891718931136" calcext:value-type="float">
            <text:p>1125891718931136</text:p>
          </table:table-cell>
          <table:table-cell office:value-type="float" office:value="1.12589133430435E+015" calcext:value-type="float">
            <text:p>1.12589133430435E+015</text:p>
          </table:table-cell>
          <table:table-cell office:value-type="float" office:value="245672632.212851" calcext:value-type="float">
            <text:p>245672632.212851</text:p>
          </table:table-cell>
          <table:table-cell office:value-type="float" office:value="163926996.863454" calcext:value-type="float">
            <text:p>163926996.863454</text:p>
          </table:table-cell>
          <table:table-cell office:value-type="float" office:value="159859817.273092" calcext:value-type="float">
            <text:p>159859817.273092</text:p>
          </table:table-cell>
          <table:table-cell office:value-type="float" office:value="33.2530120481928" calcext:value-type="float">
            <text:p>33.253012048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399999999999999" calcext:value-type="float">
            <text:p>0.000004</text:p>
          </table:table-cell>
          <table:table-cell office:value-type="float" office:value="1.12589132095073E+015" calcext:value-type="float">
            <text:p>1.12589132095073E+015</text:p>
          </table:table-cell>
          <table:table-cell office:value-type="float" office:value="15.6697489799197" calcext:value-type="float">
            <text:p>15.6697489799</text:p>
          </table:table-cell>
          <table:table-cell office:value-type="float" office:value="10.4557632851406" calcext:value-type="float">
            <text:p>10.4557632851</text:p>
          </table:table-cell>
          <table:table-cell office:value-type="float" office:value="10.196346124498" calcext:value-type="float">
            <text:p>10.1963461245</text:p>
          </table:table-cell>
          <table:table-cell office:value-type="float" office:value="1.49947791164659" calcext:value-type="float">
            <text:p>1.4994779116</text:p>
          </table:table-cell>
          <table:table-cell office:value-type="float" office:value="1.02650602409639" calcext:value-type="float">
            <text:p>1.026506024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/>
          <table:table-cell office:value-type="float" office:value="1947479944.84553" calcext:value-type="float">
            <text:p>1947479944.84553</text:p>
          </table:table-cell>
          <table:table-cell office:value-type="float" office:value="1.12589173441034E+015" calcext:value-type="float">
            <text:p>1.12589173441034E+015</text:p>
          </table:table-cell>
          <table:table-cell office:value-type="float" office:value="1125891335209613" calcext:value-type="float">
            <text:p>1125891335209613</text:p>
          </table:table-cell>
          <table:table-cell office:value-type="float" office:value="251425950.47561" calcext:value-type="float">
            <text:p>251425950.47561</text:p>
          </table:table-cell>
          <table:table-cell office:value-type="float" office:value="206723169.658537" calcext:value-type="float">
            <text:p>206723169.658537</text:p>
          </table:table-cell>
          <table:table-cell office:value-type="float" office:value="36952251.9471545" calcext:value-type="float">
            <text:p>36952251.9471545</text:p>
          </table:table-cell>
          <table:table-cell office:value-type="float" office:value="26.2926829268293" calcext:value-type="float">
            <text:p>26.292682926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199186991869918" calcext:value-type="float">
            <text:p>1.99186991869918E-06</text:p>
          </table:table-cell>
          <table:table-cell office:value-type="float" office:value="1.12589132154564E+015" calcext:value-type="float">
            <text:p>1.12589132154564E+015</text:p>
          </table:table-cell>
          <table:table-cell office:value-type="float" office:value="16.0349062235772" calcext:value-type="float">
            <text:p>16.0349062236</text:p>
          </table:table-cell>
          <table:table-cell office:value-type="float" office:value="13.1839271341463" calcext:value-type="float">
            <text:p>13.1839271341</text:p>
          </table:table-cell>
          <table:table-cell office:value-type="float" office:value="2.35665374796748" calcext:value-type="float">
            <text:p>2.356653748</text:p>
          </table:table-cell>
          <table:table-cell office:value-type="float" office:value="1.21768292682927" calcext:value-type="float">
            <text:p>1.2176829268</text:p>
          </table:table-cell>
          <table:table-cell office:value-type="float" office:value="5.60048780487805" calcext:value-type="float">
            <text:p>5.6004878049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/>
          <table:table-cell office:value-type="float" office:value="6259921400.14815" calcext:value-type="float">
            <text:p>6259921400.14815</text:p>
          </table:table-cell>
          <table:table-cell office:value-type="float" office:value="1.12589166886826E+015" calcext:value-type="float">
            <text:p>1.12589166886826E+015</text:p>
          </table:table-cell>
          <table:table-cell office:value-type="float" office:value="1.12589133333493E+015" calcext:value-type="float">
            <text:p>1.12589133333493E+015</text:p>
          </table:table-cell>
          <table:table-cell office:value-type="float" office:value="184585496.868313" calcext:value-type="float">
            <text:p>184585496.868313</text:p>
          </table:table-cell>
          <table:table-cell office:value-type="float" office:value="184931059.259259" calcext:value-type="float">
            <text:p>184931059.259259</text:p>
          </table:table-cell>
          <table:table-cell office:value-type="float" office:value="180151234.843621" calcext:value-type="float">
            <text:p>180151234.843621</text:p>
          </table:table-cell>
          <table:table-cell office:value-type="float" office:value="35.0041152263374" calcext:value-type="float">
            <text:p>35.004115226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577366255144032" calcext:value-type="float">
            <text:p>5.77366255144032E-06</text:p>
          </table:table-cell>
          <table:table-cell office:value-type="float" office:value="1125891320222050" calcext:value-type="float">
            <text:p>1125891320222050</text:p>
          </table:table-cell>
          <table:table-cell office:value-type="float" office:value="11.7751529259259" calcext:value-type="float">
            <text:p>11.7751529259</text:p>
          </table:table-cell>
          <table:table-cell office:value-type="float" office:value="11.7971980699589" calcext:value-type="float">
            <text:p>11.79719807</text:p>
          </table:table-cell>
          <table:table-cell office:value-type="float" office:value="11.4922784279835" calcext:value-type="float">
            <text:p>11.492278428</text:p>
          </table:table-cell>
          <table:table-cell office:value-type="float" office:value="0.997572016460905" calcext:value-type="float">
            <text:p>0.9975720165</text:p>
          </table:table-cell>
          <table:table-cell office:value-type="float" office:value="1.02975308641976" calcext:value-type="float">
            <text:p>1.0297530864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/>
          <table:table-cell office:value-type="float" office:value="18606557554.4167" calcext:value-type="float">
            <text:p>18606557554.4167</text:p>
          </table:table-cell>
          <table:table-cell office:value-type="float" office:value="1.12589168320253E+015" calcext:value-type="float">
            <text:p>1.12589168320253E+015</text:p>
          </table:table-cell>
          <table:table-cell office:value-type="float" office:value="1.12589133487625E+015" calcext:value-type="float">
            <text:p>1.12589133487625E+015</text:p>
          </table:table-cell>
          <table:table-cell office:value-type="float" office:value="405478926.308333" calcext:value-type="float">
            <text:p>405478926.308333</text:p>
          </table:table-cell>
          <table:table-cell office:value-type="float" office:value="371879208.704167" calcext:value-type="float">
            <text:p>371879208.704167</text:p>
          </table:table-cell>
          <table:table-cell office:value-type="float" office:value="39610636.6083333" calcext:value-type="float">
            <text:p>39610636.6083333</text:p>
          </table:table-cell>
          <table:table-cell office:value-type="float" office:value="38.1833333333333" calcext:value-type="float">
            <text:p>38.18333333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165583333333334" calcext:value-type="float">
            <text:p>1.65583333333334E-05</text:p>
          </table:table-cell>
          <table:table-cell office:value-type="float" office:value="1.12589132305968E+015" calcext:value-type="float">
            <text:p>1.12589132305968E+015</text:p>
          </table:table-cell>
          <table:table-cell office:value-type="float" office:value="25.8675532125" calcext:value-type="float">
            <text:p>25.8675532125</text:p>
          </table:table-cell>
          <table:table-cell office:value-type="float" office:value="23.724050725" calcext:value-type="float">
            <text:p>23.724050725</text:p>
          </table:table-cell>
          <table:table-cell office:value-type="float" office:value="2.5269618" calcext:value-type="float">
            <text:p>2.5269618</text:p>
          </table:table-cell>
          <table:table-cell office:value-type="float" office:value="1.090875" calcext:value-type="float">
            <text:p>1.090875</text:p>
          </table:table-cell>
          <table:table-cell office:value-type="float" office:value="9.39775" calcext:value-type="float">
            <text:p>9.39775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/>
          <table:table-cell office:value-type="float" office:value="23458692837.724" calcext:value-type="float">
            <text:p>23458692837.724</text:p>
          </table:table-cell>
          <table:table-cell office:value-type="float" office:value="1.12589159904275E+015" calcext:value-type="float">
            <text:p>1.12589159904275E+015</text:p>
          </table:table-cell>
          <table:table-cell office:value-type="float" office:value="1125891333527328" calcext:value-type="float">
            <text:p>1125891333527328</text:p>
          </table:table-cell>
          <table:table-cell office:value-type="float" office:value="368766440.188" calcext:value-type="float">
            <text:p>368766440.188</text:p>
          </table:table-cell>
          <table:table-cell office:value-type="float" office:value="368984412.676" calcext:value-type="float">
            <text:p>368984412.676</text:p>
          </table:table-cell>
          <table:table-cell office:value-type="float" office:value="2666123.144" calcext:value-type="float">
            <text:p>2666123.144</text:p>
          </table:table-cell>
          <table:table-cell office:value-type="float" office:value="36.26" calcext:value-type="float">
            <text:p>36.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207400000000001" calcext:value-type="float">
            <text:p>0.00002074</text:p>
          </table:table-cell>
          <table:table-cell office:value-type="float" office:value="1.12589132200831E+015" calcext:value-type="float">
            <text:p>1.12589132200831E+015</text:p>
          </table:table-cell>
          <table:table-cell office:value-type="float" office:value="23.525210692" calcext:value-type="float">
            <text:p>23.525210692</text:p>
          </table:table-cell>
          <table:table-cell office:value-type="float" office:value="23.53911626" calcext:value-type="float">
            <text:p>23.53911626</text:p>
          </table:table-cell>
          <table:table-cell office:value-type="float" office:value="0.170084504" calcext:value-type="float">
            <text:p>0.170084504</text:p>
          </table:table-cell>
          <table:table-cell office:value-type="float" office:value="1" calcext:value-type="float">
            <text:p>1</text:p>
          </table:table-cell>
          <table:table-cell office:value-type="float" office:value="142.04624" calcext:value-type="float">
            <text:p>142.04624</text:p>
          </table:table-cell>
        </table:table-row>
        <table:table-row table:style-name="ro1">
          <table:table-cell office:value-type="string" calcext:value-type="string">
            <text:p>trisolv</text:p>
          </table:table-cell>
          <table:table-cell/>
          <table:table-cell office:value-type="float" office:value="1619187650.80816" calcext:value-type="float">
            <text:p>1619187650.80816</text:p>
          </table:table-cell>
          <table:table-cell office:value-type="float" office:value="1.12589172964666E+015" calcext:value-type="float">
            <text:p>1.12589172964666E+015</text:p>
          </table:table-cell>
          <table:table-cell office:value-type="float" office:value="1.12589132914671E+015" calcext:value-type="float">
            <text:p>1.12589132914671E+015</text:p>
          </table:table-cell>
          <table:table-cell office:value-type="float" office:value="43678943.7510204" calcext:value-type="float">
            <text:p>43678943.7510204</text:p>
          </table:table-cell>
          <table:table-cell office:value-type="float" office:value="39726511.7020408" calcext:value-type="float">
            <text:p>39726511.7020408</text:p>
          </table:table-cell>
          <table:table-cell office:value-type="float" office:value="33194688.0040816" calcext:value-type="float">
            <text:p>33194688.0040816</text:p>
          </table:table-cell>
          <table:table-cell office:value-type="float" office:value="14.7714285714286" calcext:value-type="float">
            <text:p>14.77142857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105306122448979" calcext:value-type="float">
            <text:p>1.05306122448979E-06</text:p>
          </table:table-cell>
          <table:table-cell office:value-type="float" office:value="1125891316908032" calcext:value-type="float">
            <text:p>1125891316908032</text:p>
          </table:table-cell>
          <table:table-cell office:value-type="float" office:value="2.78592328979592" calcext:value-type="float">
            <text:p>2.7859232898</text:p>
          </table:table-cell>
          <table:table-cell office:value-type="float" office:value="2.5338298122449" calcext:value-type="float">
            <text:p>2.5338298122</text:p>
          </table:table-cell>
          <table:table-cell office:value-type="float" office:value="2.11721766938775" calcext:value-type="float">
            <text:p>2.1172176694</text:p>
          </table:table-cell>
          <table:table-cell office:value-type="float" office:value="1.10057142857143" calcext:value-type="float">
            <text:p>1.1005714286</text:p>
          </table:table-cell>
          <table:table-cell office:value-type="float" office:value="1.19636734693877" calcext:value-type="float">
            <text:p>1.1963673469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/>
          <table:table-cell office:value-type="float" office:value="22290406400.1837" calcext:value-type="float">
            <text:p>22290406400.1837</text:p>
          </table:table-cell>
          <table:table-cell office:value-type="float" office:value="1.12589171895753E+015" calcext:value-type="float">
            <text:p>1.12589171895753E+015</text:p>
          </table:table-cell>
          <table:table-cell office:value-type="float" office:value="1.12589133327473E+015" calcext:value-type="float">
            <text:p>1.12589133327473E+015</text:p>
          </table:table-cell>
          <table:table-cell office:value-type="float" office:value="362653217.518367" calcext:value-type="float">
            <text:p>362653217.518367</text:p>
          </table:table-cell>
          <table:table-cell office:value-type="float" office:value="438162806.583673" calcext:value-type="float">
            <text:p>438162806.583673</text:p>
          </table:table-cell>
          <table:table-cell office:value-type="float" office:value="16483530.4122449" calcext:value-type="float">
            <text:p>16483530.4122449</text:p>
          </table:table-cell>
          <table:table-cell office:value-type="float" office:value="37.1265306122449" calcext:value-type="float">
            <text:p>37.12653061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198857142857143" calcext:value-type="float">
            <text:p>1.98857142857143E-05</text:p>
          </table:table-cell>
          <table:table-cell office:value-type="float" office:value="1.12589132046891E+015" calcext:value-type="float">
            <text:p>1.12589132046891E+015</text:p>
          </table:table-cell>
          <table:table-cell office:value-type="float" office:value="23.1369079510204" calcext:value-type="float">
            <text:p>23.136907951</text:p>
          </table:table-cell>
          <table:table-cell office:value-type="float" office:value="27.9543434571429" calcext:value-type="float">
            <text:p>27.9543434571</text:p>
          </table:table-cell>
          <table:table-cell office:value-type="float" office:value="1.05163190204082" calcext:value-type="float">
            <text:p>1.051631902</text:p>
          </table:table-cell>
          <table:table-cell office:value-type="float" office:value="0.828612244897962" calcext:value-type="float">
            <text:p>0.8286122449</text:p>
          </table:table-cell>
          <table:table-cell office:value-type="float" office:value="26.7553469387755" calcext:value-type="float">
            <text:p>26.755346938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2mm_STANDARD</text:p>
          </table:table-cell>
          <table:table-cell table:style-name="ce1" table:formula="of:=[.H2]/1000" office:value-type="float" office:value="1054.31504149378" calcext:value-type="float">
            <text:p>1,054.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mm_STANDARD</text:p>
          </table:table-cell>
          <table:table-cell table:style-name="ce1" table:formula="of:=[.H3]/1000" office:value-type="float" office:value="1321.08544787645" calcext:value-type="float">
            <text:p>1,321.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olesky</text:p>
          </table:table-cell>
          <table:table-cell table:style-name="ce1" table:formula="of:=[.H4]/1000" office:value-type="float" office:value="137.008460251046" calcext:value-type="float">
            <text:p>137.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itgen</text:p>
          </table:table-cell>
          <table:table-cell table:style-name="ce1" table:formula="of:=[.H5]/1000" office:value-type="float" office:value="4653.73044308943" calcext:value-type="float">
            <text:p>4,653.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urbin</text:p>
          </table:table-cell>
          <table:table-cell table:style-name="ce1" table:formula="of:=[.H6]/1000" office:value-type="float" office:value="7746.04574693878" calcext:value-type="float">
            <text:p>7,746.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p.A</text:p>
          </table:table-cell>
          <table:table-cell table:style-name="ce1" table:formula="of:=[.H7]/1000" office:value-type="float" office:value="14.1455344129555" calcext:value-type="float">
            <text:p>14.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t.A</text:p>
          </table:table-cell>
          <table:table-cell table:style-name="ce1" table:formula="of:=[.H8]/1000" office:value-type="float" office:value="40458.0603443983" calcext:value-type="float">
            <text:p>40,458.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mm</text:p>
          </table:table-cell>
          <table:table-cell table:style-name="ce1" table:formula="of:=[.H9]/1000" office:value-type="float" office:value="7413.47458064516" calcext:value-type="float">
            <text:p>7,413.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mver</text:p>
          </table:table-cell>
          <table:table-cell table:style-name="ce1" table:formula="of:=[.H10]/1000" office:value-type="float" office:value="45574.44555" calcext:value-type="float">
            <text:p>45,574.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summv</text:p>
          </table:table-cell>
          <table:table-cell table:style-name="ce1" table:formula="of:=[.H11]/1000" office:value-type="float" office:value="70924.2547540984" calcext:value-type="float">
            <text:p>70,924.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mschmidt</text:p>
          </table:table-cell>
          <table:table-cell table:style-name="ce1" table:formula="of:=[.H12]/1000" office:value-type="float" office:value="34.5902181069959" calcext:value-type="float">
            <text:p>34.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cLR</text:p>
          </table:table-cell>
          <table:table-cell table:style-name="ce1" table:formula="of:=[.H13]/1000" office:value-type="float" office:value="159859.817273092" calcext:value-type="float">
            <text:p>159,859.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vt</text:p>
          </table:table-cell>
          <table:table-cell table:style-name="ce1" table:formula="of:=[.H14]/1000" office:value-type="float" office:value="36952.2519471545" calcext:value-type="float">
            <text:p>36,952.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ream_d0</text:p>
          </table:table-cell>
          <table:table-cell table:style-name="ce1" table:formula="of:=[.H15]/1000" office:value-type="float" office:value="180151.234843621" calcext:value-type="float">
            <text:p>180,151.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r2k</text:p>
          </table:table-cell>
          <table:table-cell table:style-name="ce1" table:formula="of:=[.H16]/1000" office:value-type="float" office:value="39610.6366083333" calcext:value-type="float">
            <text:p>39,610.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rk</text:p>
          </table:table-cell>
          <table:table-cell table:style-name="ce1" table:formula="of:=[.H17]/1000" office:value-type="float" office:value="2666.123144" calcext:value-type="float">
            <text:p>2,666.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isolv</text:p>
          </table:table-cell>
          <table:table-cell table:style-name="ce1" table:formula="of:=[.H18]/1000" office:value-type="float" office:value="33194.6880040816" calcext:value-type="float">
            <text:p>33,194.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mm</text:p>
          </table:table-cell>
          <table:table-cell table:style-name="ce1" table:formula="of:=[.H19]/1000" office:value-type="float" office:value="16483.5304122449" calcext:value-type="float">
            <text:p>16,483.53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2:27:44.531179003</meta:creation-date>
    <dc:date>2017-01-10T12:44:35.147923168</dc:date>
    <meta:editing-duration>PT4M44S</meta:editing-duration>
    <meta:editing-cycles>1</meta:editing-cycles>
    <meta:document-statistic meta:table-count="1" meta:cell-count="380" meta:object-count="0"/>
    <meta:generator>LibreOffice/5.1.4.2$Linux_X86_64 LibreOffice_project/10m0$Build-2</meta:generator>
  </office:meta>
</office:document-meta>
</file>